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Roboto" svg:font-family="Roboto, sans-serif"/>
    <style:font-face style:name="averta std" svg:font-family="'averta std', mark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1718" officeooo:paragraph-rsid="00181718"/>
    </style:style>
    <style:style style:name="P2" style:family="paragraph" style:parent-style-name="Standard">
      <style:paragraph-properties fo:text-align="justify" style:justify-single-word="false"/>
      <style:text-properties officeooo:rsid="00181718" officeooo:paragraph-rsid="00181718"/>
    </style:style>
    <style:style style:name="P3" style:family="paragraph" style:parent-style-name="Standard">
      <style:paragraph-properties fo:text-align="justify" style:justify-single-word="false"/>
      <style:text-properties officeooo:rsid="00181718" officeooo:paragraph-rsid="00192904"/>
    </style:style>
    <style:style style:name="P4" style:family="paragraph" style:parent-style-name="Standard">
      <style:paragraph-properties fo:text-align="justify" style:justify-single-word="false"/>
      <style:text-properties fo:font-weight="bold" officeooo:rsid="00181718" officeooo:paragraph-rsid="00181718" style:font-weight-asian="bold" style:font-weight-complex="bold"/>
    </style:style>
    <style:style style:name="P5" style:family="paragraph" style:parent-style-name="Standard">
      <style:paragraph-properties fo:text-align="justify" style:justify-single-word="false"/>
      <style:text-properties fo:font-weight="bold" officeooo:rsid="00181718" officeooo:paragraph-rsid="001b599d" style:font-weight-asian="bold" style:font-weight-complex="bold"/>
    </style:style>
    <style:style style:name="P6" style:family="paragraph" style:parent-style-name="Standard">
      <style:paragraph-properties fo:text-align="justify" style:justify-single-word="false"/>
      <style:text-properties fo:font-weight="bold" officeooo:rsid="001d15aa" officeooo:paragraph-rsid="001d15aa" style:font-weight-asian="bold" style:font-weight-complex="bold"/>
    </style:style>
    <style:style style:name="P7" style:family="paragraph" style:parent-style-name="Standard">
      <style:paragraph-properties fo:text-align="justify" style:justify-single-word="false"/>
      <style:text-properties fo:font-weight="bold" officeooo:rsid="001d15aa" officeooo:paragraph-rsid="001ed15b" style:font-weight-asian="bold" style:font-weight-complex="bold"/>
    </style:style>
    <style:style style:name="P8" style:family="paragraph" style:parent-style-name="Standard">
      <style:paragraph-properties fo:text-align="justify" style:justify-single-word="false"/>
      <style:text-properties fo:font-weight="bold" officeooo:rsid="001f6f97" officeooo:paragraph-rsid="001f6f97" style:font-weight-asian="bold" style:font-weight-complex="bold"/>
    </style:style>
    <style:style style:name="P9" style:family="paragraph" style:parent-style-name="Standard">
      <style:paragraph-properties fo:text-align="justify" style:justify-single-word="false"/>
      <style:text-properties fo:font-weight="bold" officeooo:rsid="0021156f" officeooo:paragraph-rsid="0021156f" style:font-weight-asian="bold" style:font-weight-complex="bold"/>
    </style:style>
    <style:style style:name="P10" style:family="paragraph" style:parent-style-name="Standard">
      <style:paragraph-properties fo:text-align="justify" style:justify-single-word="false"/>
      <style:text-properties fo:font-weight="bold" officeooo:rsid="0021a726" officeooo:paragraph-rsid="0021a726" style:font-weight-asian="bold" style:font-weight-complex="bold"/>
    </style:style>
    <style:style style:name="P11" style:family="paragraph" style:parent-style-name="Standard">
      <style:paragraph-properties fo:text-align="justify" style:justify-single-word="false"/>
      <style:text-properties fo:font-weight="bold" officeooo:rsid="0024d2c1" officeooo:paragraph-rsid="0024d2c1" style:font-weight-asian="bold" style:font-weight-complex="bold"/>
    </style:style>
    <style:style style:name="P12" style:family="paragraph" style:parent-style-name="Standard">
      <style:paragraph-properties fo:text-align="start" style:justify-single-word="false"/>
      <style:text-properties fo:font-weight="bold" officeooo:rsid="0024d2c1" officeooo:paragraph-rsid="0024d2c1" style:font-weight-asian="bold" style:font-weight-complex="bold"/>
    </style:style>
    <style:style style:name="P13" style:family="paragraph" style:parent-style-name="Standard">
      <style:paragraph-properties fo:text-align="justify" style:justify-single-word="false"/>
      <style:text-properties fo:font-weight="bold" officeooo:rsid="00254556" officeooo:paragraph-rsid="00254556" style:font-weight-asian="bold" style:font-weight-complex="bold"/>
    </style:style>
    <style:style style:name="P14" style:family="paragraph" style:parent-style-name="Standard">
      <style:paragraph-properties fo:text-align="justify" style:justify-single-word="false"/>
      <style:text-properties fo:font-weight="bold" officeooo:rsid="00262e36" officeooo:paragraph-rsid="00262e36" style:font-weight-asian="bold" style:font-weight-complex="bold"/>
    </style:style>
    <style:style style:name="P15" style:family="paragraph" style:parent-style-name="Standard">
      <style:paragraph-properties fo:text-align="justify" style:justify-single-word="false"/>
      <style:text-properties fo:font-weight="bold" officeooo:rsid="00270fbf" officeooo:paragraph-rsid="00270fbf" style:font-weight-asian="bold" style:font-weight-complex="bold"/>
    </style:style>
    <style:style style:name="P16" style:family="paragraph" style:parent-style-name="Standard">
      <style:paragraph-properties fo:text-align="justify" style:justify-single-word="false"/>
      <style:text-properties fo:font-weight="bold" officeooo:rsid="00270fbf" officeooo:paragraph-rsid="0027b94b" style:font-weight-asian="bold" style:font-weight-complex="bold"/>
    </style:style>
    <style:style style:name="P17" style:family="paragraph" style:parent-style-name="Standard">
      <style:paragraph-properties fo:text-align="justify" style:justify-single-word="false"/>
      <style:text-properties fo:font-weight="bold" officeooo:rsid="0027b94b" officeooo:paragraph-rsid="0027b94b" style:font-weight-asian="bold" style:font-weight-complex="bold"/>
    </style:style>
    <style:style style:name="P18" style:family="paragraph" style:parent-style-name="Standard">
      <style:paragraph-properties fo:text-align="justify" style:justify-single-word="false"/>
      <style:text-properties fo:font-weight="bold" officeooo:rsid="0029a726" officeooo:paragraph-rsid="0029a726" style:font-weight-asian="bold" style:font-weight-complex="bold"/>
    </style:style>
    <style:style style:name="P19" style:family="paragraph" style:parent-style-name="Standard">
      <style:text-properties fo:font-weight="bold" officeooo:rsid="0029a726" officeooo:paragraph-rsid="00181718" style:font-weight-asian="bold" style:font-weight-complex="bold"/>
    </style:style>
    <style:style style:name="P20" style:family="paragraph" style:parent-style-name="Standard">
      <style:paragraph-properties fo:text-align="justify" style:justify-single-word="false"/>
      <style:text-properties fo:font-weight="bold" officeooo:rsid="002b6265" officeooo:paragraph-rsid="002b6265" style:font-weight-asian="bold" style:font-weight-complex="bold"/>
    </style:style>
    <style:style style:name="P21" style:family="paragraph" style:parent-style-name="Standard">
      <style:paragraph-properties fo:text-align="justify" style:justify-single-word="false"/>
      <style:text-properties fo:font-weight="bold" officeooo:rsid="002c23a4" officeooo:paragraph-rsid="002c23a4" style:font-weight-asian="bold" style:font-weight-complex="bold"/>
    </style:style>
    <style:style style:name="P22" style:family="paragraph" style:parent-style-name="Standard">
      <style:paragraph-properties fo:text-align="justify" style:justify-single-word="false"/>
      <style:text-properties fo:font-weight="bold" officeooo:rsid="002d5c45" officeooo:paragraph-rsid="002d5c45" style:font-weight-asian="bold" style:font-weight-complex="bold"/>
    </style:style>
    <style:style style:name="P23" style:family="paragraph" style:parent-style-name="Standard">
      <style:paragraph-properties fo:text-align="justify" style:justify-single-word="false"/>
      <style:text-properties fo:font-weight="bold" officeooo:rsid="002e2766" officeooo:paragraph-rsid="002e2766" style:font-weight-asian="bold" style:font-weight-complex="bold"/>
    </style:style>
    <style:style style:name="P24" style:family="paragraph" style:parent-style-name="Standard">
      <style:paragraph-properties fo:text-align="justify" style:justify-single-word="false"/>
      <style:text-properties fo:font-weight="bold" officeooo:rsid="0032327b" officeooo:paragraph-rsid="0032327b" style:font-weight-asian="bold" style:font-weight-complex="bold"/>
    </style:style>
    <style:style style:name="P25" style:family="paragraph" style:parent-style-name="Standard">
      <style:paragraph-properties fo:text-align="justify" style:justify-single-word="false"/>
      <style:text-properties fo:font-weight="bold" officeooo:paragraph-rsid="001f6f97"/>
    </style:style>
    <style:style style:name="P26" style:family="paragraph" style:parent-style-name="Standard">
      <style:paragraph-properties fo:text-align="justify" style:justify-single-word="false"/>
      <style:text-properties fo:font-weight="bold" officeooo:paragraph-rsid="0021156f"/>
    </style:style>
    <style:style style:name="P27" style:family="paragraph" style:parent-style-name="Standard">
      <style:paragraph-properties fo:text-align="justify" style:justify-single-word="false"/>
      <style:text-properties fo:font-weight="bold" officeooo:paragraph-rsid="00332b7a"/>
    </style:style>
    <style:style style:name="P28" style:family="paragraph" style:parent-style-name="Standard">
      <style:paragraph-properties fo:text-align="center" style:justify-single-word="false"/>
      <style:text-properties fo:font-size="14pt" fo:font-weight="bold" officeooo:rsid="00181718" officeooo:paragraph-rsid="00181718" style:font-size-asian="14pt" style:font-weight-asian="bold" style:font-size-complex="14pt" style:font-weight-complex="bold"/>
    </style:style>
    <style:style style:name="P29" style:family="paragraph" style:parent-style-name="Standard">
      <style:paragraph-properties fo:text-align="justify" style:justify-single-word="false"/>
      <style:text-properties officeooo:paragraph-rsid="001b599d"/>
    </style:style>
    <style:style style:name="P30" style:family="paragraph" style:parent-style-name="Standard">
      <style:paragraph-properties fo:text-align="justify" style:justify-single-word="false"/>
      <style:text-properties officeooo:paragraph-rsid="001ed15b"/>
    </style:style>
    <style:style style:name="P31" style:family="paragraph" style:parent-style-name="Standard">
      <style:paragraph-properties fo:text-align="justify" style:justify-single-word="false"/>
      <style:text-properties style:font-name="Liberation Serif" fo:font-weight="bold" officeooo:rsid="001f6f97" officeooo:paragraph-rsid="001f6f97" style:font-weight-asian="bold" style:font-weight-complex="bold"/>
    </style:style>
    <style:style style:name="P32" style:family="paragraph" style:parent-style-name="Standard">
      <style:paragraph-properties fo:text-align="justify" style:justify-single-word="false"/>
      <style:text-properties style:font-name="Liberation Serif" fo:font-style="italic" fo:font-weight="bold" officeooo:rsid="001f6f97" officeooo:paragraph-rsid="001f6f97" style:font-style-asian="italic" style:font-weight-asian="bold" style:font-style-complex="italic" style:font-weight-complex="bold"/>
    </style:style>
    <style:style style:name="P33" style:family="paragraph" style:parent-style-name="Standard">
      <style:paragraph-properties fo:text-align="justify" style:justify-single-word="false"/>
      <style:text-properties officeooo:rsid="00192904" officeooo:paragraph-rsid="0029a726"/>
    </style:style>
    <style:style style:name="P34" style:family="paragraph" style:parent-style-name="Standard">
      <style:paragraph-properties fo:text-align="justify" style:justify-single-word="false"/>
      <style:text-properties fo:font-weight="normal" officeooo:rsid="001d15aa" officeooo:paragraph-rsid="001b599d" style:font-weight-asian="normal" style:font-weight-complex="normal"/>
    </style:style>
    <style:style style:name="P35" style:family="paragraph" style:parent-style-name="Standard">
      <style:paragraph-properties fo:text-align="justify" style:justify-single-word="false"/>
      <style:text-properties fo:font-weight="normal" officeooo:rsid="0021156f" officeooo:paragraph-rsid="0021156f" style:font-weight-asian="normal" style:font-weight-complex="normal"/>
    </style:style>
    <style:style style:name="P36" style:family="paragraph" style:parent-style-name="Standard">
      <style:paragraph-properties fo:text-align="justify" style:justify-single-word="false"/>
      <style:text-properties fo:font-weight="normal" officeooo:rsid="0032327b" officeooo:paragraph-rsid="0032327b" style:font-weight-asian="normal" style:font-weight-complex="normal"/>
    </style:style>
    <style:style style:name="P37" style:family="paragraph" style:parent-style-name="Standard">
      <style:paragraph-properties fo:text-align="justify" style:justify-single-word="false"/>
      <style:text-properties fo:font-weight="normal" officeooo:rsid="00332b7a" officeooo:paragraph-rsid="00332b7a" style:font-weight-asian="normal" style:font-weight-complex="normal"/>
    </style:style>
    <style:style style:name="P38" style:family="paragraph" style:parent-style-name="Standard">
      <style:paragraph-properties fo:text-align="justify" style:justify-single-word="false"/>
      <style:text-properties fo:font-variant="normal" fo:text-transform="none" fo:color="#131415" fo:letter-spacing="normal" fo:font-weight="normal" officeooo:rsid="001ed15b" officeooo:paragraph-rsid="001ed15b" style:font-weight-asian="normal" style:font-weight-complex="normal"/>
    </style:style>
    <style:style style:name="P39" style:family="paragraph" style:parent-style-name="Standard">
      <style:paragraph-properties fo:text-align="justify" style:justify-single-word="false"/>
      <style:text-properties fo:font-variant="normal" fo:text-transform="none" fo:color="#131415" style:font-name="averta std" fo:font-size="13.5pt" fo:letter-spacing="normal" fo:font-style="normal" fo:font-weight="normal" officeooo:rsid="001ed15b" officeooo:paragraph-rsid="001ed15b" style:font-weight-asian="normal" style:font-weight-complex="normal"/>
    </style:style>
    <style:style style:name="P40" style:family="paragraph" style:parent-style-name="Standard">
      <style:paragraph-properties fo:text-align="justify" style:justify-single-word="false"/>
      <style:text-properties fo:font-variant="normal" fo:text-transform="none" fo:color="#131415" style:font-name="averta std" fo:font-size="13.5pt" fo:letter-spacing="normal" fo:font-style="normal" fo:font-weight="normal" officeooo:rsid="0021156f" officeooo:paragraph-rsid="0021a726" style:font-weight-asian="normal" style:font-weight-complex="normal"/>
    </style:style>
    <style:style style:name="P41" style:family="paragraph" style:parent-style-name="Standard">
      <style:paragraph-properties fo:text-align="justify" style:justify-single-word="false"/>
      <style:text-properties fo:font-variant="normal" fo:text-transform="none" fo:color="#131415" style:font-name="averta std" fo:font-size="13.5pt" fo:letter-spacing="normal" fo:font-style="normal" fo:font-weight="normal" officeooo:rsid="001f6f97" officeooo:paragraph-rsid="001f6f97" style:font-weight-asian="bold" style:font-weight-complex="bold"/>
    </style:style>
    <style:style style:name="P42" style:family="paragraph" style:parent-style-name="Standard">
      <style:paragraph-properties fo:text-align="justify" style:justify-single-word="false"/>
      <style:text-properties fo:font-variant="normal" fo:text-transform="none" fo:color="#131415" style:font-name="averta std" fo:font-size="13.5pt" fo:letter-spacing="normal" fo:font-style="normal" fo:font-weight="normal" officeooo:rsid="0024d2c1" officeooo:paragraph-rsid="0024d2c1" style:font-weight-asian="bold" style:font-weight-complex="bold"/>
    </style:style>
    <style:style style:name="P43" style:family="paragraph" style:parent-style-name="Standard">
      <style:paragraph-properties fo:text-align="justify" style:justify-single-word="false"/>
      <style:text-properties fo:font-variant="normal" fo:text-transform="none" fo:color="#192536" style:font-name="Liberation Serif" fo:font-size="12pt" fo:letter-spacing="0.026cm" fo:font-style="normal" fo:font-weight="normal" officeooo:rsid="00332b7a" officeooo:paragraph-rsid="0032327b"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weight="normal" officeooo:rsid="0021a726" officeooo:paragraph-rsid="0021a726" style:font-weight-asian="normal" style:font-weight-complex="normal"/>
    </style:style>
    <style:style style:name="P45" style:family="paragraph" style:parent-style-name="Standard">
      <style:paragraph-properties fo:text-align="start" style:justify-single-word="false"/>
      <style:text-properties fo:font-weight="normal" officeooo:rsid="00262e36" officeooo:paragraph-rsid="00262e36" style:font-weight-asian="normal" style:font-weight-complex="normal"/>
    </style:style>
    <style:style style:name="P46" style:family="paragraph" style:parent-style-name="Standard">
      <style:paragraph-properties fo:text-align="justify" style:justify-single-word="false"/>
      <style:text-properties fo:font-weight="normal" officeooo:rsid="00262e36" officeooo:paragraph-rsid="00262e36" style:font-weight-asian="normal" style:font-weight-complex="normal"/>
    </style:style>
    <style:style style:name="P47" style:family="paragraph" style:parent-style-name="Standard">
      <style:paragraph-properties fo:text-align="justify" style:justify-single-word="false"/>
      <style:text-properties fo:font-weight="normal" officeooo:rsid="00270fbf" officeooo:paragraph-rsid="00270fbf" style:font-weight-asian="normal" style:font-weight-complex="normal"/>
    </style:style>
    <style:style style:name="P48" style:family="paragraph" style:parent-style-name="Standard">
      <style:paragraph-properties fo:text-align="justify" style:justify-single-word="false"/>
      <style:text-properties fo:font-weight="normal" officeooo:rsid="00270fbf" officeooo:paragraph-rsid="0027b94b" style:font-weight-asian="normal" style:font-weight-complex="normal"/>
    </style:style>
    <style:style style:name="P49" style:family="paragraph" style:parent-style-name="Standard">
      <style:paragraph-properties fo:text-align="justify" style:justify-single-word="false"/>
      <style:text-properties fo:font-weight="normal" officeooo:rsid="0027b94b" officeooo:paragraph-rsid="0027b94b" style:font-weight-asian="normal" style:font-weight-complex="normal"/>
    </style:style>
    <style:style style:name="P50" style:family="paragraph" style:parent-style-name="Standard">
      <style:paragraph-properties fo:text-align="justify" style:justify-single-word="false"/>
      <style:text-properties fo:font-weight="normal" officeooo:rsid="0029a726" officeooo:paragraph-rsid="0027b94b" style:font-weight-asian="normal" style:font-weight-complex="normal"/>
    </style:style>
    <style:style style:name="P51" style:family="paragraph" style:parent-style-name="Standard">
      <style:paragraph-properties fo:text-align="justify" style:justify-single-word="false"/>
      <style:text-properties fo:font-weight="normal" officeooo:rsid="0029a726" officeooo:paragraph-rsid="0029a726" style:font-weight-asian="normal" style:font-weight-complex="normal"/>
    </style:style>
    <style:style style:name="P52" style:family="paragraph" style:parent-style-name="Standard">
      <style:paragraph-properties fo:text-align="justify" style:justify-single-word="false"/>
      <style:text-properties fo:font-weight="normal" officeooo:rsid="002b6265" officeooo:paragraph-rsid="002b6265" style:font-weight-asian="normal" style:font-weight-complex="normal"/>
    </style:style>
    <style:style style:name="P53" style:family="paragraph" style:parent-style-name="Standard">
      <style:paragraph-properties fo:text-align="justify" style:justify-single-word="false"/>
      <style:text-properties fo:font-weight="normal" officeooo:rsid="002c23a4" officeooo:paragraph-rsid="002c23a4" style:font-weight-asian="normal" style:font-weight-complex="normal"/>
    </style:style>
    <style:style style:name="P54" style:family="paragraph" style:parent-style-name="Standard">
      <style:paragraph-properties fo:text-align="justify" style:justify-single-word="false"/>
      <style:text-properties fo:font-weight="normal" officeooo:rsid="002c23a4" officeooo:paragraph-rsid="002d5c45" style:font-weight-asian="normal" style:font-weight-complex="normal"/>
    </style:style>
    <style:style style:name="P55" style:family="paragraph" style:parent-style-name="Standard">
      <style:paragraph-properties fo:text-align="justify" style:justify-single-word="false"/>
      <style:text-properties fo:font-weight="normal" officeooo:rsid="002d5c45" officeooo:paragraph-rsid="002d5c45" style:font-weight-asian="normal" style:font-weight-complex="normal"/>
    </style:style>
    <style:style style:name="P56" style:family="paragraph" style:parent-style-name="Standard">
      <style:paragraph-properties fo:text-align="justify" style:justify-single-word="false"/>
      <style:text-properties fo:font-weight="normal" officeooo:rsid="002e2766" officeooo:paragraph-rsid="002d5c45" style:font-weight-asian="normal" style:font-weight-complex="normal"/>
    </style:style>
    <style:style style:name="P57" style:family="paragraph" style:parent-style-name="Standard">
      <style:paragraph-properties fo:text-align="justify" style:justify-single-word="false"/>
      <style:text-properties fo:font-weight="normal" officeooo:rsid="002e2766" officeooo:paragraph-rsid="002e2766" style:font-weight-asian="normal" style:font-weight-complex="normal"/>
    </style:style>
    <style:style style:name="P58" style:family="paragraph" style:parent-style-name="Standard" style:list-style-name="L1">
      <style:paragraph-properties fo:text-align="justify" style:justify-single-word="false"/>
      <style:text-properties fo:font-weight="normal" officeooo:rsid="002eda59" officeooo:paragraph-rsid="00312a63" style:font-weight-asian="normal" style:font-weight-complex="normal"/>
    </style:style>
    <style:style style:name="P59" style:family="paragraph" style:parent-style-name="Standard" style:list-style-name="L1">
      <style:paragraph-properties fo:text-align="justify" style:justify-single-word="false"/>
      <style:text-properties fo:font-weight="normal" officeooo:rsid="00312a63" officeooo:paragraph-rsid="00312a63" style:font-weight-asian="normal" style:font-weight-complex="normal"/>
    </style:style>
    <style:style style:name="P60" style:family="paragraph" style:parent-style-name="Standard">
      <style:paragraph-properties fo:text-align="justify" style:justify-single-word="false"/>
      <style:text-properties fo:font-weight="normal" officeooo:rsid="00312a63" officeooo:paragraph-rsid="00312a63" style:font-weight-asian="normal" style:font-weight-complex="normal"/>
    </style:style>
    <style:style style:name="P61" style:family="paragraph" style:parent-style-name="Standard" style:list-style-name="L2">
      <style:paragraph-properties fo:text-align="justify" style:justify-single-word="false"/>
      <style:text-properties fo:font-weight="normal" officeooo:rsid="00312a63" officeooo:paragraph-rsid="00312a63" style:font-weight-asian="normal" style:font-weight-complex="normal"/>
    </style:style>
    <style:style style:name="P62" style:family="paragraph" style:parent-style-name="Standard" style:list-style-name="L3">
      <style:paragraph-properties fo:text-align="justify" style:justify-single-word="false"/>
      <style:text-properties fo:font-weight="normal" officeooo:rsid="0032327b" officeooo:paragraph-rsid="0032327b" style:font-weight-asian="normal" style:font-weight-complex="normal"/>
    </style:style>
    <style:style style:name="P63" style:family="paragraph" style:parent-style-name="Standard">
      <style:paragraph-properties fo:text-align="justify" style:justify-single-word="false"/>
      <style:text-properties fo:font-weight="normal" officeooo:rsid="00332b7a" officeooo:paragraph-rsid="00332b7a" style:font-weight-asian="normal" style:font-weight-complex="normal"/>
    </style:style>
    <style:style style:name="P64" style:family="paragraph" style:parent-style-name="Standard">
      <style:paragraph-properties fo:text-align="justify" style:justify-single-word="false"/>
      <style:text-properties fo:font-weight="normal" officeooo:rsid="0033f997" officeooo:paragraph-rsid="0033f997" style:font-weight-asian="normal" style:font-weight-complex="normal"/>
    </style:style>
    <style:style style:name="P65" style:family="paragraph" style:parent-style-name="Standard">
      <style:paragraph-properties fo:text-align="justify" style:justify-single-word="false"/>
      <style:text-properties fo:font-weight="normal" officeooo:rsid="0039110c" officeooo:paragraph-rsid="0039110c" style:font-weight-asian="normal" style:font-weight-complex="normal"/>
    </style:style>
    <style:style style:name="P66" style:family="paragraph" style:parent-style-name="Standard" style:list-style-name="L5">
      <style:paragraph-properties fo:text-align="justify" style:justify-single-word="false"/>
      <style:text-properties fo:font-weight="normal" officeooo:rsid="003a4917" officeooo:paragraph-rsid="003a4917" style:font-weight-asian="normal" style:font-weight-complex="normal"/>
    </style:style>
    <style:style style:name="P67" style:family="paragraph" style:parent-style-name="Standard">
      <style:paragraph-properties fo:text-align="justify" style:justify-single-word="false"/>
      <style:text-properties fo:font-variant="normal" fo:text-transform="none" fo:color="#050505" style:font-name="Lato" fo:font-size="12pt" fo:letter-spacing="normal" fo:font-style="normal" fo:font-weight="normal" officeooo:rsid="0027b94b" officeooo:paragraph-rsid="0027b94b" style:font-weight-asian="normal" style:font-weight-complex="normal"/>
    </style:style>
    <style:style style:name="P68" style:family="paragraph" style:parent-style-name="Standard">
      <style:paragraph-properties fo:text-align="justify" style:justify-single-word="false"/>
      <style:text-properties fo:font-variant="normal" fo:text-transform="none" fo:color="#192536" style:font-name="Roboto" fo:font-size="13.5pt" fo:letter-spacing="0.026cm" fo:font-style="normal" fo:font-weight="normal" officeooo:rsid="00312a63" officeooo:paragraph-rsid="0032327b" style:font-weight-asian="normal" style:font-weight-complex="normal"/>
    </style:style>
    <style:style style:name="P69" style:family="paragraph" style:parent-style-name="Standard">
      <style:paragraph-properties fo:text-align="justify" style:justify-single-word="false"/>
      <style:text-properties fo:font-variant="normal" fo:text-transform="none" fo:color="#192536" style:font-name="Roboto" fo:font-size="13.5pt" fo:letter-spacing="0.026cm" fo:font-style="normal" fo:font-weight="normal" officeooo:rsid="00332b7a" officeooo:paragraph-rsid="00332b7a" style:font-weight-asian="normal" style:font-weight-complex="normal"/>
    </style:style>
    <style:style style:name="P70" style:family="paragraph" style:parent-style-name="Standard">
      <style:paragraph-properties fo:text-align="justify" style:justify-single-word="false"/>
      <style:text-properties fo:font-variant="normal" fo:text-transform="none" fo:color="#131415" style:font-name="averta std" fo:font-size="13.5pt" fo:letter-spacing="normal" fo:font-style="normal" fo:font-weight="normal" officeooo:rsid="001ed15b" officeooo:paragraph-rsid="001ed15b" style:font-weight-asian="normal" style:font-weight-complex="normal"/>
    </style:style>
    <style:style style:name="P71" style:family="paragraph" style:parent-style-name="Standard">
      <style:paragraph-properties fo:text-align="justify" style:justify-single-word="false"/>
      <style:text-properties fo:font-weight="bold" officeooo:rsid="002eda59" officeooo:paragraph-rsid="00312a63" style:font-weight-asian="bold" style:font-weight-complex="bold"/>
    </style:style>
    <style:style style:name="P72" style:family="paragraph" style:parent-style-name="Standard">
      <style:paragraph-properties fo:text-align="justify" style:justify-single-word="false"/>
      <style:text-properties fo:font-weight="bold" officeooo:rsid="0032327b" officeooo:paragraph-rsid="0032327b" style:font-weight-asian="bold" style:font-weight-complex="bold"/>
    </style:style>
    <style:style style:name="P73" style:family="paragraph" style:parent-style-name="Standard">
      <style:paragraph-properties fo:text-align="justify" style:justify-single-word="false"/>
      <style:text-properties fo:font-weight="bold" officeooo:rsid="0024d2c1" officeooo:paragraph-rsid="00375ddd" style:font-weight-asian="bold" style:font-weight-complex="bold"/>
    </style:style>
    <style:style style:name="P74" style:family="paragraph" style:parent-style-name="Standard" style:list-style-name="L4">
      <style:paragraph-properties fo:text-align="justify" style:justify-single-word="false"/>
      <style:text-properties fo:font-weight="bold" officeooo:rsid="00375ddd" officeooo:paragraph-rsid="00375ddd" style:font-weight-asian="bold" style:font-weight-complex="bold"/>
    </style:style>
    <style:style style:name="P75" style:family="paragraph" style:parent-style-name="Standard">
      <style:paragraph-properties fo:text-align="justify" style:justify-single-word="false"/>
      <style:text-properties fo:font-weight="bold" officeooo:rsid="0039110c" officeooo:paragraph-rsid="0039110c" style:font-weight-asian="bold" style:font-weight-complex="bold"/>
    </style:style>
    <style:style style:name="P76" style:family="paragraph" style:parent-style-name="Standard">
      <style:paragraph-properties fo:text-align="justify" style:justify-single-word="false"/>
      <style:text-properties fo:font-weight="bold" officeooo:rsid="003a4917" officeooo:paragraph-rsid="003a4917" style:font-weight-asian="bold" style:font-weight-complex="bold"/>
    </style:style>
    <style:style style:name="P77" style:family="paragraph" style:parent-style-name="Standard" style:list-style-name="L1">
      <style:paragraph-properties fo:text-align="justify" style:justify-single-word="false"/>
      <style:text-properties officeooo:paragraph-rsid="002eda59"/>
    </style:style>
    <style:style style:name="T1" style:family="text">
      <style:text-properties officeooo:rsid="00192904"/>
    </style:style>
    <style:style style:name="T2" style:family="text">
      <style:text-properties officeooo:rsid="001b599d"/>
    </style:style>
    <style:style style:name="T3" style:family="text">
      <style:text-properties fo:font-weight="bold" style:font-weight-asian="bold" style:font-weight-complex="bold"/>
    </style:style>
    <style:style style:name="T4" style:family="text">
      <style:text-properties fo:font-weight="bold" officeooo:rsid="0019b05c"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b05c" style:font-weight-asian="normal" style:font-weight-complex="normal"/>
    </style:style>
    <style:style style:name="T7" style:family="text">
      <style:text-properties fo:font-weight="normal" officeooo:rsid="001b599d" style:font-weight-asian="normal" style:font-weight-complex="normal"/>
    </style:style>
    <style:style style:name="T8" style:family="text">
      <style:text-properties fo:font-weight="normal" officeooo:rsid="001d15aa" style:font-weight-asian="normal" style:font-weight-complex="normal"/>
    </style:style>
    <style:style style:name="T9" style:family="text">
      <style:text-properties fo:font-weight="normal" officeooo:rsid="001ed15b" style:font-weight-asian="normal" style:font-weight-complex="normal"/>
    </style:style>
    <style:style style:name="T10" style:family="text">
      <style:text-properties fo:font-weight="normal" officeooo:rsid="0021156f" style:font-weight-asian="normal" style:font-weight-complex="normal"/>
    </style:style>
    <style:style style:name="T11" style:family="text">
      <style:text-properties fo:font-weight="normal" officeooo:rsid="0025bcda" style:font-weight-asian="normal" style:font-weight-complex="normal"/>
    </style:style>
    <style:style style:name="T12" style:family="text">
      <style:text-properties fo:font-weight="normal" officeooo:rsid="0027b94b" style:font-weight-asian="normal" style:font-weight-complex="normal"/>
    </style:style>
    <style:style style:name="T13" style:family="text">
      <style:text-properties fo:font-weight="normal" officeooo:rsid="0029a726" style:font-weight-asian="normal" style:font-weight-complex="normal"/>
    </style:style>
    <style:style style:name="T14" style:family="text">
      <style:text-properties fo:font-weight="normal" officeooo:rsid="002b55b6" style:font-weight-asian="normal" style:font-weight-complex="normal"/>
    </style:style>
    <style:style style:name="T15" style:family="text">
      <style:text-properties fo:font-weight="normal" officeooo:rsid="002b6265" style:font-weight-asian="normal" style:font-weight-complex="normal"/>
    </style:style>
    <style:style style:name="T16" style:family="text">
      <style:text-properties fo:font-weight="normal" officeooo:rsid="002c23a4" style:font-weight-asian="normal" style:font-weight-complex="normal"/>
    </style:style>
    <style:style style:name="T17" style:family="text">
      <style:text-properties fo:font-weight="normal" officeooo:rsid="00312a63" style:font-weight-asian="normal" style:font-weight-complex="normal"/>
    </style:style>
    <style:style style:name="T18" style:family="text">
      <style:text-properties fo:font-weight="normal" officeooo:rsid="002eda59" style:font-weight-asian="normal" style:font-weight-complex="normal"/>
    </style:style>
    <style:style style:name="T19" style:family="text">
      <style:text-properties fo:font-weight="normal" officeooo:rsid="00332b7a" style:font-weight-asian="normal" style:font-weight-complex="normal"/>
    </style:style>
    <style:style style:name="T20" style:family="text">
      <style:text-properties fo:font-weight="normal" officeooo:rsid="00375ddd" style:font-weight-asian="normal" style:font-weight-complex="normal"/>
    </style:style>
    <style:style style:name="T21" style:family="text">
      <style:text-properties fo:font-variant="normal" fo:text-transform="none" fo:color="#131415" style:font-name="averta std" fo:letter-spacing="normal" fo:font-style="normal"/>
    </style:style>
    <style:style style:name="T22" style:family="text">
      <style:text-properties fo:font-variant="normal" fo:text-transform="none" fo:color="#131415" style:font-name="averta std" fo:letter-spacing="normal" fo:font-style="normal" fo:font-weight="normal" officeooo:rsid="001f6f97" style:font-weight-asian="normal" style:font-weight-complex="normal"/>
    </style:style>
    <style:style style:name="T23" style:family="text">
      <style:text-properties fo:font-variant="normal" fo:text-transform="none" fo:color="#131415" style:font-name="averta std" fo:letter-spacing="normal" fo:font-style="normal" style:font-weight-asian="bold" style:font-weight-complex="bold"/>
    </style:style>
    <style:style style:name="T24" style:family="text">
      <style:text-properties fo:font-variant="normal" fo:text-transform="none" fo:color="#131415" fo:letter-spacing="normal" fo:font-weight="normal" style:font-weight-asian="normal" style:font-weight-complex="normal"/>
    </style:style>
    <style:style style:name="T25" style:family="text">
      <style:text-properties fo:font-variant="normal" fo:text-transform="none" fo:color="#131415" fo:letter-spacing="normal" fo:font-style="italic" fo:font-weight="normal" style:font-style-asian="italic" style:font-weight-asian="normal" style:font-style-complex="italic" style:font-weight-complex="normal"/>
    </style:style>
    <style:style style:name="T26" style:family="text">
      <style:text-properties fo:font-variant="normal" fo:text-transform="none" fo:color="#131415" fo:letter-spacing="normal" fo:font-style="normal" fo:font-weight="normal" style:font-weight-asian="normal" style:font-weight-complex="normal"/>
    </style:style>
    <style:style style:name="T27" style:family="text">
      <style:text-properties fo:font-variant="normal" fo:text-transform="none" fo:color="#131415" fo:letter-spacing="normal" fo:font-style="normal" fo:font-weight="normal" style:font-style-asian="normal" style:font-weight-asian="normal" style:font-style-complex="normal" style:font-weight-complex="normal"/>
    </style:style>
    <style:style style:name="T28" style:family="text">
      <style:text-properties fo:font-variant="normal" fo:text-transform="none" fo:color="#131415" fo:font-size="12pt" fo:letter-spacing="normal" fo:font-weight="normal" style:font-size-asian="12pt" style:font-weight-asian="normal" style:font-size-complex="12pt" style:font-weight-complex="normal"/>
    </style:style>
    <style:style style:name="T29" style:family="text">
      <style:text-properties fo:font-variant="normal" fo:text-transform="none" fo:color="#131415" fo:font-size="12pt" fo:letter-spacing="normal" fo:font-style="normal" fo:font-weight="normal" style:font-size-asian="12pt" style:font-style-asian="normal" style:font-weight-asian="normal" style:font-size-complex="12pt" style:font-style-complex="normal" style:font-weight-complex="normal"/>
    </style:style>
    <style:style style:name="T30" style:family="text">
      <style:text-properties fo:font-variant="normal" fo:text-transform="none" fo:color="#131415" style:font-name="Liberation Serif" fo:letter-spacing="normal" fo:font-style="normal" fo:font-weight="normal" style:font-weight-asian="normal" style:font-weight-complex="normal"/>
    </style:style>
    <style:style style:name="T31" style:family="text">
      <style:text-properties officeooo:rsid="001ed15b"/>
    </style:style>
    <style:style style:name="T32" style:family="text">
      <style:text-properties officeooo:rsid="001f6f97" style:font-weight-asian="bold" style:font-weight-complex="bold"/>
    </style:style>
    <style:style style:name="T33" style:family="text">
      <style:text-properties officeooo:rsid="0021156f" style:font-weight-asian="bold" style:font-weight-complex="bold"/>
    </style:style>
    <style:style style:name="T34" style:family="text">
      <style:text-properties officeooo:rsid="00332b7a" style:font-weight-asian="bold" style:font-weight-complex="bold"/>
    </style:style>
    <style:style style:name="T35" style:family="text">
      <style:text-properties officeooo:rsid="0027b94b"/>
    </style:style>
    <style:style style:name="T36" style:family="text">
      <style:text-properties officeooo:rsid="0029a726"/>
    </style:style>
    <style:style style:name="T37" style:family="text">
      <style:text-properties officeooo:rsid="002b6265"/>
    </style:style>
    <style:style style:name="T38" style:family="text">
      <style:text-properties officeooo:rsid="002d5c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8">Assignmet for intern (SecureU) solution</text:p>
      <text:p text:style-name="P28"/>
      <text:p text:style-name="P1">Name – Gajendra Borban<text:tab/></text:p>
      <text:p text:style-name="P1">mobile no. – 8602241378</text:p>
      <text:p text:style-name="P1">mail add. - <text:a xlink:type="simple" xlink:href="mailto:gajendraborban210@gmail.com" text:style-name="Internet_20_link" text:visited-style-name="Visited_20_Internet_20_Link">gajendraborban210@gmail.com</text:a></text:p>
      <text:p text:style-name="P19"/>
      <text:p text:style-name="P4"><text:span text:style-name="T36">Q.1 </text:span>Have a look at our website and give us your review about it. Also do let us know what stuff we could have done differently to make the whole hiring experience better for you.</text:p>
      <text:p text:style-name="P2"><text:span text:style-name="T3">Ans.</text:span> - The web application have almost every information requred to know and answers inportant questions like – who we are, what we do, why you need us, why should you trust us and other important information like how to contact us and contact details also their and also their was informative blogs which is helpful for everybody. </text:p>
      <text:p text:style-name="P2">The Website have very easy and interactive interface that anybody can find their required information with ease. </text:p>
      <text:p text:style-name="P3">Although the website have links to Linkedin and tweeter but I think that the website itself should have a carrier page which can further include job and internship opening <text:span text:style-name="T1">it would be very good experince and easy for canditates like me to find and apply for jobs on the official website of the organization.</text:span></text:p>
      <text:p text:style-name="P33">________________________________________________________________________________</text:p>
      <text:p text:style-name="P33"><text:s/></text:p>
      <text:p text:style-name="P5"><text:span text:style-name="T36">Q.</text:span>2 If a client reaches out to you and asks you to look for ways a malicious hacker might try to penetrate their private network. What steps would you carry out to complete this assignment and assure the client that everything has been taken care of?</text:p>
      <text:p text:style-name="P29"><text:span text:style-name="T4">Ans. <text:s/></text:span><text:span text:style-name="T6"><text:s/></text:span><text:span text:style-name="T7">In such situation I will conduct network penetration test. First of all we need to know what is Network Penetration Test, network penetration testing is a process of great importance, usful in detection security misconfiguration, network vulnerabilitues, and threats that can harm any organization’s networks, website servers, and other application when exploited by hackers. It is one of the key processes for assessing your network’s security.</text:span></text:p>
      <text:p text:style-name="P29"><text:span text:style-name="T7"><text:tab/>We should also understand the difference between pentration test conducted by us and mulicious hackers’s penetration. In both scenarios the technic remains the same to find out weakness </text:span><text:span text:style-name="T8">and flows in netwrok,</text:span><text:span text:style-name="T7"> but intensions differs.</text:span><text:span text:style-name="T8">Th</text:span><text:span text:style-name="T7">e malicious hacker’</text:span><text:span text:style-name="T8">s intension is to exploit those flows to harm the organization while on the other hand we want to fix those flows to sucure the network. </text:span></text:p>
      <text:p text:style-name="P34"><text:tab/>Now coming to the point, There are three major types of penetrating a network.-</text:p>
      <text:p text:style-name="P6">(1) Black Box Testing</text:p>
      <text:p text:style-name="P6">(2) Gray Box Testing</text:p>
      <text:p text:style-name="P6">(3) White Box Testin</text:p>
      <text:p text:style-name="P6"/>
      <text:p text:style-name="P6">Black Box Testing – <text:s/><text:span text:style-name="T9">A black box testing is conducted wothout any prior knowledge </text:span></text:p>
      <text:p text:style-name="P30"><text:span text:style-name="T8">o</text:span><text:span text:style-name="T9">f how the network functions or any of its technical characteristics. Threfore, the test funcions by full exploring the given network in a comprehensive manner so as to conduct a pointed attack. This is most realistic version of a general cyber attack. </text:span></text:p>
      <text:p text:style-name="P38"> </text:p>
      <text:p text:style-name="P7"><text:span text:style-name="T2">(2) Gray Box Testing – </text:span><text:span text:style-name="T9">The function of a Gray box test remains between that of black box test and white box test. This includes simulated attacks to understand issues that an avarage system could face in situations such as stolen login information to gain internal information such as user privileges, technical documents, etc.</text:span></text:p>
      <text:p text:style-name="P39"/>
      <text:p text:style-name="P39"/>
      <text:p text:style-name="P39"/>
      <text:p text:style-name="P7"><text:soft-page-break/><text:span text:style-name="T31">(3) White Box Testin – <text:s/></text:span><text:span text:style-name="T9">In white box test, we collect all possible data about the system, know where the possible flaws are, and target the specified infrastructure to evoke a response. If black box testing is realistic and gray box testing is moderately intrusive, the white box testing is like audit and cheks the aftermath of incresed security.</text:span></text:p>
      <text:p text:style-name="P8"><text:span text:style-name="T31">S</text:span>teps involved in Penetrating a network are – </text:p>
      <text:p text:style-name="P25"><text:span text:style-name="T32">1.</text:span><text:bookmark text:name="step-1-reconnaissance"/><text:bookmark text:name="Step_1_Reconnaissance"/><text:span text:style-name="T23">Reconnaissance</text:span></text:p>
      <text:p text:style-name="P25"><text:span text:style-name="T32">2. </text:span><text:bookmark text:name="step-2-discovery"/><text:bookmark text:name="Step_2_Discovery"/><text:span text:style-name="T23">Discovery</text:span></text:p>
      <text:p text:style-name="P25"><text:bookmark text:name="step-3-exploitation"/><text:bookmark text:name="Step_3_Exploitation"/><text:span text:style-name="T22">3.</text:span><text:span text:style-name="T23">Exploitation</text:span></text:p>
      <text:p text:style-name="P41"/>
      <text:p text:style-name="P8">1.<text:span text:style-name="T21">Reconnaissance – </text:span><text:span text:style-name="T30">In this step of our test we analize the system(Network) to find out any potential weaknesses or loopholes to manipulate.</text:span></text:p>
      <text:p text:style-name="P31"><text:span text:style-name="T25">(A) The technical Aspect </text:span><text:span text:style-name="T26">– Here we lookout for weaknesses in network ports, peripherals, and any other associated software that could allow hackers to break into the system. This is where a bulnerablity assessment becomes highly useful. Providing and outlook on other issues of the same nature within the system.</text:span></text:p>
      <text:p text:style-name="P32"><text:span text:style-name="T24">(B) </text:span><text:span text:style-name="T28">The social aspect – </text:span><text:span text:style-name="T29">Social engineering loopholes are the typical phising scams, stealing of login credentials, etc. These kinds of tests could be used to increase employees awareness to avoid these scams and gain secure information about the general security status of the entire system</text:span><text:span text:style-name="T27">. </text:span></text:p>
      <text:p text:style-name="P9"/>
      <text:p text:style-name="P26"><text:span text:style-name="T33">2.Discovery – <text:s/></text:span><text:span text:style-name="T10">In the discovery phase, we use the information gainded from the reconnaissance strategy to run live tests with pre-coded or customized code scripts for identifying possible issues.</text:span></text:p>
      <text:p text:style-name="P35"><text:tab/>Usually, one script discovers one issue at a time, so multiple scripts may be required for the completion of the entire process. Technical and human sides of errors are given as equal improtance that is technical looks at SQL injections or weak peripheral security, and social looks into divulging of sensitive information.</text:p>
      <text:p text:style-name="P40"/>
      <text:p text:style-name="P10">3.Exploitation – <text:s/><text:span text:style-name="T5">In the exploitation phase, we leverage the information obtained in the discovery phase such as possible vulnerablities and entry points, etc, and then begin to test the discovered exploits in network devices or IT system. The goal of the exploitation phase is to break into the network environment by avoiding detection and identifying entry points using a different set of tools available on the ineternet.</text:span></text:p>
      <text:p text:style-name="P44">________________________________________________________________________________</text:p>
      <text:p text:style-name="P44"/>
      <text:p text:style-name="P10"><text:span text:style-name="T36">Q.</text:span>3 Late-night a client calls you and informs you that people connecting to their web</text:p>
      <text:p text:style-name="P10">servers are getting a 404 Error message. Your client also tells you that the CPU</text:p>
      <text:p text:style-name="P10">utilization is way above normal, around 90%. What do you think is the issue and how</text:p>
      <text:p text:style-name="P10">would you resolve it?</text:p>
      <text:p text:style-name="P73">Ans. – <text:s/><text:span text:style-name="T20">I think the issue here is that the system is under Ddos(Distributed Denial Of Servise) attack, to Conferm we can check other sings of ddos attack which are – </text:span></text:p>
      <text:list xml:id="list3335012265" text:style-name="L4">
        <text:list-item>
          <text:p text:style-name="P74"><text:span text:style-name="T5">Problem accessing Services on system</text:span></text:p>
        </text:list-item>
        <text:list-item>
          <text:p text:style-name="P74"><text:span text:style-name="T5">Files load slowly or not at all.</text:span></text:p>
        </text:list-item>
        <text:list-item>
          <text:p text:style-name="P74"><text:span text:style-name="T5">Slow or unresponsive servers, including too many connection errors notices.</text:span></text:p>
        </text:list-item>
        <text:list-item>
          <text:p text:style-name="P74"><text:span text:style-name="T5">Odd trafic patterns like spike in every 5-10 minutes, or spike at unusual period of time.</text:span></text:p>
        </text:list-item>
        <text:list-item>
          <text:p text:style-name="P74"><text:span text:style-name="T5">A flood of traffic coming from a single device type, geographical, or web browser version.</text:span></text:p>
        </text:list-item>
      </text:list>
      <text:p text:style-name="P75">What is ddos attack – </text:p>
      <text:p text:style-name="P65">Ddos stands for Distributed Denial of service attack, in this attack the hacker or attacker send a larger amount of traffic to the targeted host/system from compromised hosts/machines from the internet so that the server/system gets too busy respondig to those bots that it did’t respond to the genuine requests.</text:p>
      <text:p text:style-name="P65"/>
      <text:p text:style-name="P76"/>
      <text:p text:style-name="P76"/>
      <text:p text:style-name="P76"><text:soft-page-break/>What To Do – </text:p>
      <text:list xml:id="list1976932159" text:style-name="L5">
        <text:list-item>
          <text:p text:style-name="P66">Rate limit your router to prevent your web server from being overwhelmed.</text:p>
        </text:list-item>
        <text:list-item>
          <text:p text:style-name="P66">Add filters to tell your router to drop packets from obiouse source of attack.</text:p>
        </text:list-item>
        <text:list-item>
          <text:p text:style-name="P66">Timeout half-open connections more aggressively.</text:p>
        </text:list-item>
        <text:list-item>
          <text:p text:style-name="P66">Drop spoofed or malformed packages. </text:p>
        </text:list-item>
        <text:list-item>
          <text:p text:style-name="P66">Set lower SYN, ICMP, and UDP flood drop threshold.</text:p>
        </text:list-item>
        <text:list-item>
          <text:p text:style-name="P66">Block the obiouse source IPs of attack.</text:p>
        </text:list-item>
      </text:list>
      <text:p text:style-name="P42"/>
      <text:p text:style-name="P11">________________________________________________________________________________</text:p>
      <text:p text:style-name="P11"/>
      <text:p text:style-name="P12"><text:span text:style-name="T36">Q.4</text:span> A CEO of a startup reaches out to you and asks you to do a thorough security check</text:p>
      <text:p text:style-name="P11">before they go live. They have a small web-based business and they sell</text:p>
      <text:p text:style-name="P11">skateboards online. What checks would you do before giving them a green signal to</text:p>
      <text:p text:style-name="P11">go ahead and launch?</text:p>
      <text:p text:style-name="P13">Ans. – <text:span text:style-name="T11">The E-commerce industry is incresing year by year so is the scale of attacks in e-commerce apllications. For example, in 2021 alone, comanies as large as Bonobos, kroger, and volkswagan all experinced data breaches. E-commerce bussinesses are goldmine for cybercriminals, that is why we need to take security of E-commerce applications more seriously.</text:span></text:p>
      <text:p text:style-name="P14"><text:span text:style-name="T11">F</text:span><text:span text:style-name="T5">ollowing are the checks that we need to do in our E-commerce application – </text:span></text:p>
      <text:p text:style-name="P14"/>
      <text:p text:style-name="P14"/>
      <text:p text:style-name="P14"/>
      <text:p text:style-name="P14">1. Online Payment Frauds – <text:s/><text:span text:style-name="T5">This is common type of fraud in an E-commerce application I will check for below flaws -</text:span></text:p>
      <text:p text:style-name="P45">1. credit card flaws</text:p>
      <text:p text:style-name="P45">2. Amount manipulation before payment</text:p>
      <text:p text:style-name="P45">3. Bypassing Payment checksum</text:p>
      <text:p text:style-name="P45">4. Quantity manipulation before payment</text:p>
      <text:p text:style-name="P45">5. Curruncy manipulation before payment</text:p>
      <text:p text:style-name="P45"/>
      <text:p text:style-name="P14">2.Order And Cart Management – <text:span text:style-name="T5">below are the checks in this to insure secure order and cart managemnet -</text:span></text:p>
      <text:p text:style-name="P46">1. CSRF to add and remove items to cart</text:p>
      <text:p text:style-name="P46">2. IDOR to fetch order Details</text:p>
      <text:p text:style-name="P46">3. Placing order with fack order details</text:p>
      <text:p text:style-name="P46">4. Getting back money after order cancelletion</text:p>
      <text:p text:style-name="P46">5. Missing phone number verification for COD</text:p>
      <text:p text:style-name="P46"/>
      <text:p text:style-name="P15">3. Coupons and Credits/Revords management –</text:p>
      <text:p text:style-name="P15"><text:span text:style-name="T5">1. </text:span><text:span text:style-name="T12">U</text:span><text:span text:style-name="T5">sing multiple coupons on same order</text:span></text:p>
      <text:p text:style-name="P47">2. Race condition on using same coupon on multiple orders</text:p>
      <text:p text:style-name="P47">3. Coupon not expired after order cancellation</text:p>
      <text:p text:style-name="P47">4. Guesseble or predictable coupone codes</text:p>
      <text:p text:style-name="P48">5. Missing coupon validity</text:p>
      <text:p text:style-name="P48"/>
      <text:p text:style-name="P16"><text:span text:style-name="T35">4. Missconfiguration Of WebApplication</text:span><text:span text:style-name="T5"> –</text:span></text:p>
      <text:p text:style-name="P49">1. Cross-site scripting</text:p>
      <text:p text:style-name="P49">2. SQLinjection</text:p>
      <text:p text:style-name="P49">3. Cookie poisoning</text:p>
      <text:p text:style-name="P49">4. Remote commond excution</text:p>
      <text:p text:style-name="P49">5. File-path traversal</text:p>
      <text:p text:style-name="P67"/>
      <text:p text:style-name="P17"><text:soft-page-break/>5.DDOS attack –<text:span text:style-name="T36"> <text:s/></text:span><text:span text:style-name="T13">Denial of service attacks are used to crash a web server or online system by overhelming it with traffic that comes from numerous compromised devices. </text:span></text:p>
      <text:p text:style-name="P50"/>
      <text:p text:style-name="P51">Conclusion – So the tests above should be done before giving a green signal to a e-commerce application.</text:p>
      <text:p text:style-name="P51">________________________________________________________________________________</text:p>
      <text:p text:style-name="P51"/>
      <text:p text:style-name="P18">Q.5 A security engineer from one of your client’s companies calls you and informs you</text:p>
      <text:p text:style-name="P18">that they might have detected a malicious hacker on their internal private network.</text:p>
      <text:p text:style-name="P18">What would you advise them to do to protect themselves from the hacker?</text:p>
      <text:p text:style-name="P18">Ans. – <text:s/><text:span text:style-name="T14">In such situations we should first conform </text:span><text:span text:style-name="T15">that there is a mulisious hacker in the private network. Below are the clues that the network is hacked -</text:span></text:p>
      <text:p text:style-name="P52">1. New program is installed</text:p>
      <text:p text:style-name="P52">2. Spam is being sent out</text:p>
      <text:p text:style-name="P52">3. Unusual increase in network activity</text:p>
      <text:p text:style-name="P52">4. Programm requesting access</text:p>
      <text:p text:style-name="P52">5. Security program or firewalls have been uninstalled</text:p>
      <text:p text:style-name="P52">6. Change to default browser home page</text:p>
      <text:p text:style-name="P52">7. Computer functioning on its own</text:p>
      <text:p text:style-name="P20">How to detect – </text:p>
      <text:p text:style-name="P20">1. Excessive Denies from internal host to many destinations – <text:s/><text:span text:style-name="T5">In the first variation, we want to look at a single </text:span><text:span text:style-name="T16">internal host failing to communicate ot many devices within a short period of time.</text:span></text:p>
      <text:p text:style-name="P53">1. Same source IP</text:p>
      <text:p text:style-name="P53">2. Traffic direction local to remote, local to local</text:p>
      <text:p text:style-name="P53">3. Firewall or ACL Denies</text:p>
      <text:p text:style-name="P53">4. 30+ Diffent Destination IP’s within short spam of time</text:p>
      <text:p text:style-name="P53"/>
      <text:p text:style-name="P21">2. <text:span text:style-name="T37">Excessive Denies </text:span>From Internal Host To Many Ports – <text:s/><text:span text:style-name="T5">During internal network scanning, an attacker may attempt to connect to a large number of ports from a single host to see which port are open. This will stand out amongst normal network traffic.</text:span></text:p>
      <text:p text:style-name="P53">1. Same source IP</text:p>
      <text:p text:style-name="P53">2. Traffic direction Local to Remote, Local to Local</text:p>
      <text:p text:style-name="P53">3. Firewall or ACL denies</text:p>
      <text:p text:style-name="P53">4. 10+ Different destination ports within 6 hours.</text:p>
      <text:p text:style-name="P53"/>
      <text:p text:style-name="P21">3. E<text:span text:style-name="T38">x</text:span>cessive Denies From Single Internal Host – <text:span text:style-name="T5">This next rule is less particular and is just the idea of monitoring large number of internal/outbound firewall denies on a single host. This could highlight things such as network fingerprinting or a misconfigured device.</text:span></text:p>
      <text:p text:style-name="P53">1. Same source IP</text:p>
      <text:p text:style-name="P53">2. Traffic direction Local to Remote, Local to Local</text:p>
      <text:p text:style-name="P53">3. Firewall or ACL Denies</text:p>
      <text:p text:style-name="P53">4. 3000 Denies in 30 minutes</text:p>
      <text:p text:style-name="P54"/>
      <text:p text:style-name="P22">4. Internal ICMP Scanning – <text:s/><text:span text:style-name="T5">When attackers get inside a network they will sometimes attemp to fingerprint netwroks using ICMP. This bypasses many detection methods as most peple usually only monitor TCP and UDP. We can look for this internal scannning which usually stand out from normal network traffic.</text:span></text:p>
      <text:p text:style-name="P55">1. Traffic direction is Local to Local , Local to Remote</text:p>
      <text:p text:style-name="P55">2. Protocal is IMCP</text:p>
      <text:p text:style-name="P55">3 100 events are seen with same source IP and different destination IP in 3 hours</text:p>
      <text:p text:style-name="P56"/>
      <text:p text:style-name="P23"><text:soft-page-break/>5. Maliciouse SMB Connections – <text:s/><text:span text:style-name="T5">SMB is commonly used by attackers to communicate outbound and exfiltrate data from network</text:span></text:p>
      <text:p text:style-name="P57">1. Destination ports 137 (UDP), 138, 139, or 445(TCP)</text:p>
      <text:p text:style-name="P57">2. Same source IP, destination port and different destination IP</text:p>
      <text:p text:style-name="P57">3. 30+ events in 5 minuts</text:p>
      <text:p text:style-name="P57"/>
      <text:p text:style-name="P71">Steps to be tacken – </text:p>
      <text:p text:style-name="P71">1. Create An Incident Response Plane –</text:p>
      <text:list xml:id="list1683467049" text:style-name="L1">
        <text:list-item>
          <text:p text:style-name="P58">Create a well segmented, clearly written plane with every section easily accessible</text:p>
        </text:list-item>
        <text:list-item>
          <text:p text:style-name="P77"><text:span text:style-name="T18">Details roles and resploniblities – elminate inevitable confusion of who is supposed to do waht in the heat of discovety, <text:s/></text:span><text:span text:style-name="T17">defence, and eradication.</text:span></text:p>
        </text:list-item>
        <text:list-item>
          <text:p text:style-name="P59">Eliminate silos – include heads of non-technical department to devolop the plan</text:p>
        </text:list-item>
      </text:list>
      <text:p text:style-name="P60"><text:tab/>Provide Guidence on Incident Categories</text:p>
      <text:list xml:id="list3551653621" text:style-name="L2">
        <text:list-item>
          <text:p text:style-name="P61">Allign the IR plan with carporate objectives – the end of a cybersecurity exercise should dovetail with results that support the organization’s goals</text:p>
        </text:list-item>
        <text:list-item>
          <text:p text:style-name="P61">Practice simulated network attacks with relevant IT representatives and business line managers.</text:p>
        </text:list-item>
      </text:list>
      <text:p text:style-name="P68"/>
      <text:p text:style-name="P24">2. Find And Log Intrusion Behavior –</text:p>
      <text:p text:style-name="P36">Once the attack begins, the knee-jerk reaction for the uninitiated is to completely shut down the network. </text:p>
      <text:list xml:id="list4194275537" text:style-name="L3">
        <text:list-item>
          <text:p text:style-name="P62">The hacker then knows cyber-security is on them</text:p>
        </text:list-item>
        <text:list-item>
          <text:p text:style-name="P62">Rolling operating environments back may delete the trail the malware took from point of entry until its discovery</text:p>
        </text:list-item>
        <text:list-item>
          <text:p text:style-name="P62">Defensive measures may actually not have destroyed the malware.</text:p>
        </text:list-item>
      </text:list>
      <text:p text:style-name="P36">Now apply SIEM sofware to monitor and track the activities of the malware. Security information and Event Management software combine and analyze activity from different resources across the enterprise network. It collects security data from network devices, serves, domain controllers, and more. Document the findigns and interpretations of malware activity at every step of the analysis.</text:p>
      <text:p text:style-name="P43"/>
      <text:p text:style-name="P24">3. Documentation –</text:p>
      <text:p text:style-name="P37">It is not enough keep the logs intact once the malware infestation has been discovered. We need to do some analysis to establish a timline that begins with when the malware was dropped into the network. Build the timline with the netwrok logs, looking for signatures as the payload released its malicious package. Then follow the path the virus took as the it would its way through routers and past servers and lay in wait on wrokstations. </text:p>
      <text:p text:style-name="P37">Document is the only way to see and establish the patterns that will protect the netwrok after the full shutdown and reinstallation of operating systems and software applocations across the infection zone.</text:p>
      <text:p text:style-name="P69"/>
      <text:p text:style-name="P27"><text:span text:style-name="T34">4. Contain The Contagain – </text:span><text:span text:style-name="T19">But before we shut down the network and reinitialize systems, we should create a space on a virtual machine and copy the malware over to it. We need this sample to other malwars to see if there is already a patch or fix.</text:span></text:p>
      <text:p text:style-name="P64">The defenses of hundreds of antivirus programs rely on analyzing and punlicizing the discovery. However, to help otehr componies route out strains of the malware from their networks and innoculate against future infection, the community needs access to the detailed documentation and a live sample of the malware. </text:p>
      <text:p text:style-name="P6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sans-serif"/>
    <style:font-face style:name="Lohit Devanagari1" svg:font-family="'Lohit Devanagari'"/>
    <style:font-face style:name="Roboto" svg:font-family="Roboto, sans-serif"/>
    <style:font-face style:name="averta std" svg:font-family="'averta std', mark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8T16:36:00.115641561</meta:creation-date>
    <dc:date>2022-06-19T20:31:07.135469808</dc:date>
    <meta:editing-duration>PT9H26M8S</meta:editing-duration>
    <meta:editing-cycles>11</meta:editing-cycles>
    <meta:generator>LibreOffice/6.4.7.2$Linux_X86_64 LibreOffice_project/40$Build-2</meta:generator>
    <meta:document-statistic meta:table-count="0" meta:image-count="0" meta:object-count="0" meta:page-count="5" meta:paragraph-count="140" meta:word-count="2245" meta:character-count="13933" meta:non-whitespace-character-count="11766"/>
  </office:meta>
</office:document-meta>
</file>